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605" officeooo:paragraph-rsid="0016f605"/>
    </style:style>
    <style:style style:name="P2" style:family="paragraph" style:parent-style-name="Standard">
      <style:text-properties officeooo:rsid="0017c1dd" officeooo:paragraph-rsid="0017c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 É a medida de tempo que ele leva para executar uma determinada tarefa</text:p>
      <text:p text:style-name="P1">b)A sequencialidade das operações, a unidade de tempo e a finalidade da memória do computador</text:p>
      <text:p text:style-name="P1">c) O tempo(número de operações executadas) e a quantidade de dados de entrada</text:p>
      <text:p text:style-name="P1">d) O tempo, fazemos isso para simplificar o cálculo da complexidade de um algorítmo</text:p>
      <text:p text:style-name="P2">e) A notação mais usada é a Big O Notation</text:p>
      <text:p text:style-name="P2"/>
      <text:p text:style-name="P2">2) É um tipo de notação que busca simplificar o máximo de recursos que um algoritmo vai utilizar para ajudar o programador a reduzir isso o máximo possível, ele faz isso analisando o tempo em relação ao tamanho da entrada</text:p>
      <text:p text:style-name="P2"/>
      <text:p text:style-name="P2">3) Na Big O Notation a complexidade do algoritmo seria O(n^3) pois exist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1:41:22.008000000</meta:creation-date>
    <dc:date>2024-10-21T22:17:59.476000000</dc:date>
    <meta:editing-duration>PT1M42S</meta:editing-duration>
    <meta:editing-cycles>1</meta:editing-cycles>
    <meta:document-statistic meta:table-count="0" meta:image-count="0" meta:object-count="0" meta:page-count="1" meta:paragraph-count="8" meta:word-count="120" meta:character-count="664" meta:non-whitespace-character-count="551"/>
    <meta:generator>LibreOffice/24.2.5.2$Windows_X86_64 LibreOffice_project/bffef4ea93e59bebbeaf7f431bb02b1a39ee8a59</meta:generator>
  </office:meta>
</office:document-meta>
</file>